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avant numismate et orientaliste, membre de l'Académie des Inscriptions et professeur au Collège royal, Antoine Galland est l'auteur de nombreux travaux tombés aujourd'hui dans l'oubli, et c'est à ses Mille et une nuits, des «fariboles» selon son propre mot, qu'il doit sa célébrité. Encore souvent considérée comme une simple traduction, cette œuvre relève pourtant de la création. Il fallait donc à Galland plus que la seule connaissance de la langue arabe pour produire, à l'aube du XVIIIe siècle, un recueil de contes promis à un immense succès jamais démenti. Comment le savant se fit-il écrivain? Telle est la question à laquelle cet ouvrage voudrait répondre. C'est à partir de l'analyse de ses petits textes composés pour les «gens du monde» et du dépouillement de son Journal et de sa Correspondance qu'il a été possible de reconstituer l'itinéraire qui le conduisit de l'érudition orientale à l'écriture d'un chef-d'œuvre classique: Les Mille et une nuit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17:03.496000000</dc:date>
    <meta:editing-duration>PT7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153" meta:character-count="966" meta:non-whitespace-character-count="813"/>
  </office:meta>
</office:document-meta>
</file>